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indent="0.4923in"/>
    </style:style>
  </office:automatic-styles>
  <office:body>
    <office:text text:use-soft-page-breaks="true">
      <text:p text:style-name="P1">Contexte</text:p>
      <text:p text:style-name="P2"/>
      <text:p text:style-name="P3">Jeu de plateforme, style mario bros, système de bonus aléatoire déclenché par le timer. Chaque perso à ses propres caractéristiques (double saut, grappin, téléportation,etc….) et son propre décor. Décors qui peuvent<text:s/>changer en fonction du timer.<text:s/>Décors répartis<text:s/>en plusieurs « biomes ».</text:p>
      <text:p text:style-name="Standard"/>
      <text:p text:style-name="Standard">Décors = sol et arrière-plan.</text:p>
      <text:p text:style-name="Standard"/>
      <text:p text:style-name="Standard">Physique (pour le saut) =&gt; Boucle très rapi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lorent BUHOT</dc:creator>
    <meta:creation-date>2021-12-02T08:06:00Z</meta:creation-date>
    <dc:date>2021-12-02T08:56:00Z</dc:date>
    <meta:template xlink:href="Normal" xlink:type="simple"/>
    <meta:editing-cycles>5</meta:editing-cycles>
    <meta:editing-duration>PT5640S</meta:editing-duration>
    <meta:document-statistic meta:page-count="1" meta:paragraph-count="1" meta:word-count="57" meta:character-count="374" meta:row-count="2" meta:non-whitespace-character-count="318"/>
  </office:meta>
</office:document-meta>
</file>